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-asian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SYMMETRIC</text:p>
          </table:table-cell>
          <table:table-cell/>
          <table:table-cell office:value-type="string" calcext:value-type="string">
            <text:p>TOTAL DISTANCES</text:p>
          </table:table-cell>
          <table:table-cell table:number-columns-repeated="6"/>
          <table:table-cell office:value-type="string" calcext:value-type="string">
            <text:p>SYMMETRIC</text:p>
          </table:table-cell>
          <table:table-cell/>
          <table:table-cell office:value-type="string" calcext:value-type="string">
            <text:p>TOTAL DISTAN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# Node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Travel Route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Travel Route</text:p>
          </table:table-cell>
          <table:table-cell table:number-columns-repeated="3"/>
          <table:table-cell table:style-name="ce1" office:value-type="string" calcext:value-type="string">
            <text:p># Node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Travel Route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Travel Rout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19" calcext:value-type="float">
            <text:p>181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[2, 0, 1, 5, 4, 3]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[2, 0, 4, 5, 1, 3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56" calcext:value-type="float">
            <text:p>115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[23, 1, 3, 26, 31, 2, 9, 30, 8, 12, 14, 21, 24, 10, 11, 5, 15, 7, 28, 17, 32, 16, 25, 18, 19, 20, 27, 13, 22, 4, 0, 29, 6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293" calcext:value-type="float">
            <text:p>3293</text:p>
          </table:table-cell>
          <table:table-cell office:value-type="float" office:value="5521" calcext:value-type="float">
            <text:p>5521</text:p>
          </table:table-cell>
          <table:table-cell office:value-type="string" calcext:value-type="string">
            <text:p>[4, 2, 62, 63, 68, 55, 74, 44, 81, 27, 51, 60, 13, 3, 28, 67, 77, 7, 33, 23, 41, 1, 35, 57, 70, 30, 58, 0, 71, 72, 50, 49, 66, 17, 43, 53, 21, 25, 37, 46, 22, 36, 5, 14, 69, 73, 40, 56, 61, 18, 8, 9, 54, 15, 29, 65, 6, 16, 52, 42, 76, 24, 26, 20, 19, 64, 45, 38, 31, 32, 79, 12, 78, 11, 34, 48, 47, 10, 39, 75, 80, 59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63" calcext:value-type="float">
            <text:p>863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[2, 17, 6, 8, 10, 11, 19, 13, 7, 4, 16, 5, 0, 12, 15, 9, 14, 1, 18, 3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45" calcext:value-type="float">
            <text:p>3345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[23, 3, 24, 17, 10, 13, 26, 7, 1, 11, 4, 18, 14, 15, 5, 22, 9, 8, 6, 16, 12, 25, 20, 21, 2, 19, 0, 27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63" calcext:value-type="float">
            <text:p>106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[23, 4, 18, 11, 17, 29, 26, 25, 2, 9, 30, 3, 33, 35, 13, 0, 16, 32, 6, 15, 1, 14, 21, 22, 20, 24, 7, 8, 5, 19, 27, 12, 10, 34, 31, 28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22" calcext:value-type="float">
            <text:p>2922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[18, 17, 21, 20, 7, 16, 9, 1, 15, 5, 22, 8, 11, 3, 4, 19, 6, 23, 2, 10, 14, 13, 0, 12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210" calcext:value-type="float">
            <text:p>1210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[29, 22, 28, 16, 26, 25, 10, 15, 35, 33, 36, 12, 14, 11, 21, 5, 6, 24, 17, 23, 0, 4, 1, 3, 8, 7, 37, 19, 27, 20, 18, 34, 13, 32, 30, 31, 2, 9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915" calcext:value-type="float">
            <text:p>3915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[35, 2, 23, 73, 65, 63, 44, 43, 27, 21, 64, 7, 29, 18, 10, 12, 19, 9, 4, 32, 31, 15, 41, 48, 0, 13, 6, 25, 69, 66, 39, 59, 17, 49, 36, 42, 24, 26, 67, 20, 51, 57, 45, 37, 62, 60, 28, 14, 11, 58, 1, 30, 74, 5, 71, 68, 38, 8, 52, 34, 16, 70, 75, 3, 54, 61, 46, 22, 55, 47, 72, 40, 33, 50, 56, 53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33" calcext:value-type="float">
            <text:p>1033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[1, 4, 7, 8, 14, 11, 5, 13, 0, 10, 6, 3, 15, 9, 12, 2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981" calcext:value-type="float">
            <text:p>2981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[42, 22, 29, 0, 20, 15, 34, 25, 32, 2, 11, 35, 30, 16, 12, 38, 6, 31, 1, 39, 7, 21, 41, 10, 23, 9, 33, 40, 28, 26, 19, 17, 8, 24, 13, 27, 5, 18, 14, 37, 36, 3, 4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11" calcext:value-type="float">
            <text:p>111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[0, 14, 24, 2, 21, 3, 5, 25, 20, 1, 18, 13, 17, 7, 4, 19, 26, 15, 10, 23, 8, 9, 12, 11, 22, 6, 27, 16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3153" calcext:value-type="float">
            <text:p>3153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[27, 62, 1, 21, 8, 41, 54, 59, 9, 36, 51, 47, 33, 0, 6, 61, 42, 44, 45, 18, 39, 31, 46, 24, 49, 48, 7, 30, 10, 60, 55, 23, 3, 13, 29, 34, 26, 17, 35, 63, 53, 15, 40, 20, 4, 11, 52, 25, 19, 5, 38, 2, 50, 14, 57, 56, 16, 43, 32, 28, 12, 22, 58, 37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[3, 5, 8, 0, 7, 6, 4, 11, 1, 2, 9, 10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93" calcext:value-type="float">
            <text:p>2793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[0, 5, 2, 1, 19, 4, 3, 7, 12, 11, 9, 17, 13, 6, 16, 10, 18, 14, 15, 8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[0, 4, 3, 20, 7, 1, 6, 11, 8, 19, 14, 12, 17, 9, 18, 21, 15, 10, 2, 16, 5, 13, 0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or (Infeasible)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44" calcext:value-type="float">
            <text:p>744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[6, 7, 14, 5, 12, 0, 3, 17, 15, 1, 9, 2, 16, 11, 4, 8, 13, 10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3252" calcext:value-type="float">
            <text:p>3252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[36, 22, 60, 65, 3, 10, 27, 41, 1, 57, 67, 38, 52, 2, 59, 51, 5, 33, 44, 45, 14, 4, 34, 43, 13, 63, 42, 30, 32, 68, 11, 21, 40, 72, 66, 12, 9, 73, 20, 55, 58, 16, 19, 47, 69, 54, 0, 18, 17, 61, 46, 24, 7, 37, 35, 39, 23, 71, 64, 53, 6, 26, 56, 48, 15, 29, 25, 62, 49, 70, 8, 28, 31, 50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[0, 2, 1]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0, 2, 1]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929" calcext:value-type="float">
            <text:p>2929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[4, 61, 74, 64, 26, 11, 7, 22, 10, 80, 36, 84, 30, 15, 54, 29, 43, 78, 1, 20, 40, 47, 66, 14, 50, 27, 32, 72, 37, 58, 17, 49, 19, 85, 21, 45, 70, 25, 53, 31, 46, 12, 39, 0, 3, 60, 33, 73, 24, 83, 48, 16, 77, 69, 62, 41, 13, 71, 34, 76, 18, 55, 42, 59, 82, 65, 9, 63, 28, 5, 57, 81, 52, 23, 56, 51, 35, 38, 44, 75, 79, 8, 6, 68, 67, 2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50" calcext:value-type="float">
            <text:p>85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[7, 10, 15, 22, 16, 8, 20, 19, 5, 12, 17, 2, 6, 11, 23, 1, 14, 4, 3, 18, 21, 13, 0, 9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888" calcext:value-type="float">
            <text:p>2888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[27, 46, 65, 11, 13, 3, 68, 12, 7, 35, 23, 0, 18, 56, 41, 70, 63, 59, 57, 5, 52, 9, 50, 2, 42, 43, 51, 29, 36, 6, 67, 64, 72, 20, 55, 75, 22, 26, 62, 40, 24, 19, 15, 66, 21, 77, 53, 47, 48, 73, 8, 1, 54, 39, 74, 37, 61, 45, 25, 58, 71, 33, 4, 30, 38, 31, 34, 60, 69, 32, 44, 28, 10, 76, 14, 17, 16, 49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97" calcext:value-type="float">
            <text:p>109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[18, 16, 3, 20, 33, 21, 15, 26, 28, 32, 6, 12, 25, 4, 7, 8, 24, 11, 2, 23, 29, 30, 1, 0, 5, 19, 22, 13, 27, 31, 17, 10, 9, 14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3436" calcext:value-type="float">
            <text:p>3436</text:p>
          </table:table-cell>
          <table:table-cell office:value-type="float" office:value="5482" calcext:value-type="float">
            <text:p>5482</text:p>
          </table:table-cell>
          <table:table-cell office:value-type="string" calcext:value-type="string">
            <text:p>[54, 19, 37, 29, 27, 8, 10, 11, 53, 33, 35, 20, 4, 66, 24, 1, 42, 69, 71, 14, 18, 22, 12, 47, 26, 2, 39, 6, 70, 63, 48, 17, 28, 64, 16, 55, 7, 25, 61, 40, 9, 23, 3, 44, 34, 43, 41, 60, 30, 57, 5, 65, 45, 62, 50, 59, 68, 21, 32, 38, 31, 56, 0, 58, 15, 36, 13, 67, 52, 51, 49, 46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[0, 9, 8, 7, 4, 3, 6, 1, 5, 2]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[1, 6, 3, 8, 9, 0, 2, 7, 4, 5]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944" calcext:value-type="float">
            <text:p>3944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[13, 24, 6, 19, 21, 7, 15, 2, 4, 3, 18, 11, 10, 23, 22, 9, 25, 0, 1, 14, 16, 8, 17, 5, 20, 12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string" calcext:value-type="string">
            <text:p>[9, 11, 6, 10, 5, 4, 2, 8, 1, 7, 0, 12, 3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958" calcext:value-type="float">
            <text:p>2958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[3, 7, 12, 10, 0, 1, 11, 6, 4, 8, 5, 13, 14, 2, 15, 9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17" calcext:value-type="float">
            <text:p>1017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[28, 8, 1, 12, 3, 14, 11, 32, 17, 21, 30, 6, 5, 20, 27, 22, 4, 0, 26, 16, 15, 29, 9, 10, 24, 18, 19, 31, 13, 23, 25, 2, 7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799" calcext:value-type="float">
            <text:p>2799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[33, 59, 6, 26, 53, 50, 25, 10, 47, 17, 51, 57, 12, 58, 54, 40, 20, 48, 1, 32, 52, 43, 8, 39, 4, 21, 38, 23, 5, 27, 19, 9, 55, 49, 45, 14, 34, 42, 35, 15, 24, 29, 2, 30, 56, 22, 0, 41, 62, 11, 60, 3, 61, 16, 44, 28, 37, 18, 7, 46, 36, 31, 13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634" calcext:value-type="float">
            <text:p>3634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[21, 22, 34, 23, 7, 32, 24, 0, 40, 4, 5, 31, 26, 12, 14, 33, 36, 16, 29, 11, 17, 27, 1, 9, 37, 18, 38, 15, 20, 35, 6, 25, 28, 39, 10, 19, 30, 8, 3, 2, 13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370" calcext:value-type="float">
            <text:p>3370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[6, 58, 10, 35, 18, 24, 5, 27, 26, 36, 48, 19, 30, 0, 50, 11, 22, 21, 56, 41, 28, 45, 37, 3, 23, 40, 32, 14, 52, 53, 16, 38, 15, 42, 9, 31, 55, 8, 39, 47, 4, 2, 17, 57, 20, 49, 46, 7, 51, 13, 12, 54, 44, 1, 34, 25, 29, 43, 33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[0, 6, 3, 4, 1, 5, 2]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[1, 4, 5, 2, 3, 6, 0]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3262" calcext:value-type="float">
            <text:p>3262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[71, 5, 42, 75, 7, 82, 16, 23, 52, 18, 20, 34, 3, 68, 31, 36, 39, 47, 64, 21, 33, 2, 66, 44, 13, 84, 26, 22, 77, 80, 19, 40, 53, 45, 25, 30, 8, 78, 10, 4, 49, 61, 70, 6, 38, 14, 62, 57, 0, 54, 56, 1, 43, 58, 24, 72, 63, 17, 37, 85, 46, 32, 27, 67, 65, 73, 9, 69, 60, 83, 55, 51, 74, 76, 12, 79, 81, 59, 11, 50, 35, 41, 48, 15, 29, 28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05" calcext:value-type="float">
            <text:p>1205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[2, 33, 36, 26, 14, 6, 15, 21, 34, 20, 8, 31, 25, 7, 38, 11, 35, 16, 18, 9, 0, 32, 30, 24, 28, 19, 13, 37, 27, 22, 17, 12, 29, 23, 3, 4, 5, 10, 1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775" calcext:value-type="float">
            <text:p>277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[32, 7, 9, 26, 27, 37, 23, 35, 38, 18, 11, 6, 36, 33, 22, 1, 34, 16, 0, 10, 2, 14, 5, 17, 31, 21, 19, 4, 12, 20, 13, 8, 30, 28, 15, 29, 3, 24, 25]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[9, 0, 12, 10, 4, 18, 2, 5, 13, 1, 3, 15, 7, 8, 11, 17, 14, 6, 16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UCLIDEAN</text:p>
          </table:table-cell>
          <table:table-cell/>
          <table:table-cell office:value-type="string" calcext:value-type="string">
            <text:p>TOTAL DISTANCES</text:p>
          </table:table-cell>
          <table:table-cell table:number-columns-repeated="6"/>
          <table:table-cell office:value-type="string" calcext:value-type="string">
            <text:p>NONEUCLIDEAN</text:p>
          </table:table-cell>
          <table:table-cell/>
          <table:table-cell office:value-type="string" calcext:value-type="string">
            <text:p>TOTAL DISTANCES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# Node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Travel Route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Travel Route</text:p>
          </table:table-cell>
          <table:table-cell table:number-columns-repeated="3"/>
          <table:table-cell table:style-name="ce1" office:value-type="string" calcext:value-type="string">
            <text:p># Node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Travel Route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Travel Rout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mber of trace is too high (Goes till to end at every row)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[0, 9, 10, 12, 18, 11, 17, 6, 8, 13, 5, 15, 7, 16, 2, 3, 1, 14, 4]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[0, 9, 10, 12, 18, 11, 17, 6, 8, 13, 5, 15, 7, 16, 2, 3, 1, 14, 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527" calcext:value-type="float">
            <text:p>18527</text:p>
          </table:table-cell>
          <table:table-cell office:value-type="float" office:value="20869" calcext:value-type="float">
            <text:p>20869</text:p>
          </table:table-cell>
          <table:table-cell office:value-type="string" calcext:value-type="string">
            <text:p>[38, 6, 1, 16, 14, 3, 15, 29, 0, 20, 17, 33, 32, 18, 34, 28, 10, 26, 24, 2, 19, 25, 31, 9, 30, 7, 36, 37, 5, 4, 35, 8, 23, 13, 22, 12, 21, 11, 27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036" calcext:value-type="float">
            <text:p>7036</text:p>
          </table:table-cell>
          <table:table-cell office:value-type="float" office:value="7452" calcext:value-type="float">
            <text:p>7452</text:p>
          </table:table-cell>
          <table:table-cell office:value-type="string" calcext:value-type="string">
            <text:p>[22, 24, 29, 0, 25, 7, 15, 1, 32, 13, 11, 30, 31, 2, 5, 23, 27, 28, 16, 20, 26, 6, 33, 34, 19, 17, 18, 8, 14, 21, 12, 35, 4, 9, 3, 10]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[2, 5, 31, 0, 10, 27, 29, 30, 23, 24, 15, 22, 3, 11, 7, 25, 13, 6, 28, 16, 32, 26, 35, 12, 4, 1, 19, 9, 20, 34, 33, 8, 21, 14, 18, 17]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910" calcext:value-type="float">
            <text:p>14910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[20, 13, 26, 25, 9, 35, 47, 30, 12, 23, 15, 18, 29, 31, 11, 28, 7, 22, 5, 8, 40, 44, 21, 37, 24, 6, 16, 14, 41, 34, 42, 46, 4, 38, 19, 1, 43, 45, 17, 39, 33, 0, 2, 32, 36, 48, 27, 10, 3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string" calcext:value-type="string">
            <text:p>[4, 10, 9, 2, 3, 0, 5, 1, 6, 7, 8]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[4, 10, 2, 9, 3, 0, 5, 1, 6, 7, 8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4295" calcext:value-type="float">
            <text:p>14295</text:p>
          </table:table-cell>
          <table:table-cell office:value-type="float" office:value="16896" calcext:value-type="float">
            <text:p>16896</text:p>
          </table:table-cell>
          <table:table-cell office:value-type="string" calcext:value-type="string">
            <text:p>[2, 31, 24, 13, 39, 41, 15, 17, 10, 9, 32, 40, 38, 46, 19, 7, 36, 12, 11, 1, 26, 23, 37, 14, 27, 42, 22, 0, 25, 47, 20, 3, 28, 33, 35, 34, 45, 43, 29, 18, 30, 8, 21, 44, 6, 5, 4, 16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356" calcext:value-type="float">
            <text:p>4356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[29, 28, 20, 11, 27, 3, 24, 0, 15, 25, 21, 19, 13, 4, 2, 8, 17, 7, 31, 23, 9, 10, 12, 26, 32, 16, 6, 5, 22, 18, 30, 1, 14]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[15, 0, 25, 21, 24, 26, 12, 19, 29, 28, 32, 27, 3, 20, 17, 11, 6, 7, 16, 9, 10, 23, 31, 13, 4, 5, 14, 22, 1, 18, 8, 2, 30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504" calcext:value-type="float">
            <text:p>24504</text:p>
          </table:table-cell>
          <table:table-cell office:value-type="float" office:value="26578" calcext:value-type="float">
            <text:p>26578</text:p>
          </table:table-cell>
          <table:table-cell office:value-type="string" calcext:value-type="string">
            <text:p>[52, 38, 26, 22, 45, 57, 47, 1, 7, 28, 36, 33, 32, 13, 40, 35, 41, 51, 29, 19, 4, 42, 17, 30, 20, 56, 0, 55, 21, 25, 12, 27, 39, 43, 11, 2, 10, 16, 44, 53, 50, 6, 46, 48, 37, 18, 31, 23, 34, 5, 24, 3, 8, 14, 49, 9, 15, 54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[0, 1]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0, 1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172" calcext:value-type="float">
            <text:p>8172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[0, 3, 2, 1, 5, 6, 4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47" calcext:value-type="float">
            <text:p>2347</text:p>
          </table:table-cell>
          <table:table-cell office:value-type="string" calcext:value-type="string">
            <text:p>[6, 1, 7, 3, 9, 8, 4, 2, 5, 0]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[0, 2, 6, 1, 5, 4, 8, 9, 7, 3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588" calcext:value-type="float">
            <text:p>6588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[1, 5, 24, 25, 33, 9, 12, 3, 23, 34, 29, 17, 7, 27, 37, 28, 8, 30, 20, 14, 32, 2, 26, 19, 6, 0, 31, 38, 11, 13, 21, 36, 4, 15, 16, 35, 10, 18, 22]</text:p>
          </table:table-cell>
          <table:table-cell office:value-type="float" office:value="11673" calcext:value-type="float">
            <text:p>11673</text:p>
          </table:table-cell>
          <table:table-cell office:value-type="string" calcext:value-type="string">
            <text:p>[4, 15, 36, 25, 3, 33, 9, 16, 24, 12, 27, 5, 23, 35, 34, 7, 17, 29, 10, 18, 13, 21, 1, 22, 38, 37, 30, 31, 28, 6, 19, 20, 0, 8, 26, 11, 14, 32, 2]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9902" calcext:value-type="float">
            <text:p>9902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[12, 7, 14, 9, 3, 10, 6, 5, 4, 8, 1, 0, 11, 13, 2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12" calcext:value-type="float">
            <text:p>3512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[17, 7, 15, 5, 9, 0, 6, 10, 11, 16, 2, 1, 13, 12, 14, 3, 4, 8]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[17, 7, 14, 3, 15, 5, 4, 8, 9, 0, 12, 1, 6, 10, 13, 11, 16, 2]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339" calcext:value-type="float">
            <text:p>14339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31" calcext:value-type="float">
            <text:p>2731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[10, 6, 5, 1, 14, 8, 13, 7, 2, 11, 0, 4, 12, 9, 3]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[6, 5, 10, 12, 1, 4, 13, 14, 8, 3, 9, 0, 2, 7, 11]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129" calcext:value-type="float">
            <text:p>7129</text:p>
          </table:table-cell>
          <table:table-cell office:value-type="string" calcext:value-type="string">
            <text:p>[1, 5, 4, 3, 0, 2]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[5, 1, 2, 3, 0, 4]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o many node and arcs (Long run time)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[12, 6, 37, 32, 1, 15, 17, 35, 16, 20, 22, 4, 11, 33, 23, 13, 26, 21, 29, 25, 5, 3, 8, 24, 36, 30, 14, 34, 31, 28, 27, 18, 2, 10, 9, 7, 19, 0]</text:p>
          </table:table-cell>
          <table:table-cell office:value-type="float" office:value="11212" calcext:value-type="float">
            <text:p>11212</text:p>
          </table:table-cell>
          <table:table-cell office:value-type="string" calcext:value-type="string">
            <text:p>[34, 8, 14, 31, 24, 28, 30, 36, 27, 29, 26, 12, 25, 3, 5, 21, 13, 35, 15, 20, 32, 23, 33, 37, 4, 6, 22, 11, 18, 17, 1, 16, 10, 2, 7, 0, 19, 9]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726" calcext:value-type="float">
            <text:p>10726</text:p>
          </table:table-cell>
          <table:table-cell office:value-type="float" office:value="11490" calcext:value-type="float">
            <text:p>11490</text:p>
          </table:table-cell>
          <table:table-cell office:value-type="string" calcext:value-type="string">
            <text:p>[4, 15, 14, 16, 17, 3, 11, 9, 1, 19, 18, 7, 0, 10, 2, 12, 8, 5, 13, 6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string" calcext:value-type="string">
            <text:p>[0, 5, 4, 1, 2, 3]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[2, 1, 3, 0, 5, 4]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635" calcext:value-type="float">
            <text:p>9635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[5, 28, 27, 43, 35, 48, 13, 15, 45, 2, 37, 32, 36, 4, 26, 24, 41, 40, 49, 18, 11, 46, 3, 29, 31, 7, 0, 39, 17, 50, 19, 33, 42, 16, 14, 1, 6, 47, 21, 23, 22, 8, 34, 30, 25, 9, 20, 12, 10, 44, 38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598" calcext:value-type="float">
            <text:p>6598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[11, 29, 10, 2, 30, 20, 15, 23, 28, 6, 3, 19, 8, 16, 0, 1, 32, 9, 24, 34, 7, 31, 27, 12, 13, 33, 17, 5, 18, 26, 21, 25, 22, 4, 14]</text:p>
          </table:table-cell>
          <table:table-cell office:value-type="float" office:value="11893" calcext:value-type="float">
            <text:p>11893</text:p>
          </table:table-cell>
          <table:table-cell office:value-type="string" calcext:value-type="string">
            <text:p>[21, 18, 5, 32, 23, 25, 26, 3, 9, 15, 19, 27, 13, 24, 28, 17, 20, 30, 8, 33, 12, 31, 2, 6, 16, 1, 10, 7, 22, 34, 0, 4, 29, 14, 1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092" calcext:value-type="float">
            <text:p>7092</text:p>
          </table:table-cell>
          <table:table-cell office:value-type="float" office:value="9618" calcext:value-type="float">
            <text:p>9618</text:p>
          </table:table-cell>
          <table:table-cell office:value-type="string" calcext:value-type="string">
            <text:p>[29, 14, 22, 25, 19, 5, 12, 31, 21, 33, 0, 7, 20, 13, 4, 30, 23, 8, 17, 16, 10, 6, 18, 32, 24, 26, 9, 3, 28, 27, 2, 15, 11, 1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58" calcext:value-type="float">
            <text:p>3158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[10, 8, 0, 1, 16, 2, 17, 12, 11, 18, 5, 4, 20, 6, 9, 19, 21, 3, 14, 15, 13, 7, 22]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[11, 12, 17, 18, 2, 4, 5, 20, 21, 9, 1, 19, 3, 6, 16, 0, 10, 8, 15, 14, 7, 13, 22]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860" calcext:value-type="float">
            <text:p>2860</text:p>
          </table:table-cell>
          <table:table-cell office:value-type="float" office:value="197786" calcext:value-type="float">
            <text:p>197786</text:p>
          </table:table-cell>
          <table:table-cell office:value-type="string" calcext:value-type="string">
            <text:p>[36, 27, 24, 13, 0, 40, 30, 14, 1, 42, 15, 41, 9, 28, 11, 44, 8, 45, 23, 3, 31, 20, 34, 32, 26, 6, 46, 18, 37, 12, 16, 38, 7, 25, 10, 4, 29, 17, 43, 19, 39, 47, 35, 21, 33, 2, 48, 22, 5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84" calcext:value-type="float">
            <text:p>3384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[4, 11, 5, 7, 2, 1, 9, 13, 14, 15, 12, 10, 0, 3, 8, 6]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[1, 7, 2, 9, 0, 3, 5, 4, 8, 10, 13, 6, 11, 14, 12, 15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143" calcext:value-type="float">
            <text:p>10143</text:p>
          </table:table-cell>
          <table:table-cell office:value-type="float" office:value="11844" calcext:value-type="float">
            <text:p>11844</text:p>
          </table:table-cell>
          <table:table-cell office:value-type="string" calcext:value-type="string">
            <text:p>[11, 0, 4, 18, 9, 7, 2, 8, 16, 17, 3, 6, 12, 5, 14, 1, 10, 13, 15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o many node and arcs (Long run time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[0, 8, 11, 5, 17, 33, 34, 32, 31, 24, 18, 27, 4, 3, 30, 1, 29, 35, 16, 2, 10, 36, 14, 7, 6, 19, 28, 13, 12, 25, 21, 26, 9, 20, 23, 15, 22]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[30, 3, 27, 4, 18, 24, 31, 32, 34, 33, 17, 5, 11, 8, 0, 1, 29, 35, 16, 2, 10, 36, 14, 7, 6, 19, 28, 13, 12, 25, 21, 26, 9, 20, 23, 15, 22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708" calcext:value-type="float">
            <text:p>9708</text:p>
          </table:table-cell>
          <table:table-cell office:value-type="float" office:value="11865" calcext:value-type="float">
            <text:p>11865</text:p>
          </table:table-cell>
          <table:table-cell office:value-type="string" calcext:value-type="string">
            <text:p>[41, 23, 39, 36, 42, 50, 24, 7, 45, 13, 58, 47, 5, 10, 34, 25, 54, 22, 31, 27, 44, 48, 26, 49, 1, 40, 8, 19, 0, 51, 56, 6, 20, 52, 11, 55, 57, 43, 28, 59, 53, 29, 37, 16, 9, 4, 15, 38, 14, 30, 18, 32, 33, 46, 35, 21, 17, 12, 2, 3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o many node and arcs (Long run time)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[1, 22, 26, 17, 23, 19, 6, 2, 20, 8, 25, 16, 14, 11, 5, 27, 21, 3, 12, 4, 0, 7, 18, 24, 9, 15, 10, 13]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[12, 3, 4, 0, 21, 5, 7, 11, 18, 27, 14, 24, 9, 16, 25, 8, 20, 2, 6, 19, 23, 17, 26, 22, 1, 15, 10, 13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umber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[20, 22, 18, 14, 44, 9, 11, 45, 48, 6, 24, 42, 8, 13, 28, 4, 47, 38, 1, 15, 41, 39, 12, 17, 40, 3, 7, 32, 37, 31, 36, 30, 10, 34, 25, 46, 16, 19, 43, 29, 23, 5, 27, 2, 21, 35, 26, 33, 0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296" calcext:value-type="float">
            <text:p>5296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[11, 16, 23, 14, 3, 28, 1, 2, 21, 0, 6, 5, 18, 9, 26, 22, 19, 27, 17, 12, 20, 4, 24, 10, 8, 7, 15, 13, 25]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[2, 1, 7, 21, 10, 8, 22, 27, 5, 19, 0, 17, 28, 18, 6, 15, 9, 26, 12, 24, 4, 16, 14, 20, 23, 3, 25, 13, 11]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7601" calcext:value-type="float">
            <text:p>17601</text:p>
          </table:table-cell>
          <table:table-cell office:value-type="float" office:value="20838" calcext:value-type="float">
            <text:p>20838</text:p>
          </table:table-cell>
          <table:table-cell office:value-type="string" calcext:value-type="string">
            <text:p>[43, 9, 18, 24, 40, 2, 39, 17, 4, 41, 49, 29, 1, 21, 46, 5, 19, 16, 6, 12, 25, 26, 27, 23, 48, 59, 54, 50, 45, 14, 11, 3, 35, 57, 44, 56, 38, 0, 42, 61, 53, 22, 58, 28, 10, 51, 55, 7, 34, 32, 8, 52, 37, 31, 13, 47, 60, 15, 30, 33, 36, 20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603" calcext:value-type="float">
            <text:p>6603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[4, 34, 28, 14, 36, 9, 29, 24, 16, 22, 21, 27, 1, 33, 30, 5, 20, 13, 31, 0, 35, 10, 12, 17, 19, 32, 7, 25, 26, 8, 23, 2, 18, 3, 15, 6, 11]</text:p>
          </table:table-cell>
          <table:table-cell office:value-type="float" office:value="10934" calcext:value-type="float">
            <text:p>10934</text:p>
          </table:table-cell>
          <table:table-cell office:value-type="string" calcext:value-type="string">
            <text:p>[16, 22, 24, 21, 29, 6, 27, 1, 15, 3, 30, 33, 5, 31, 14, 34, 28, 0, 36, 9, 11, 13, 20, 35, 17, 26, 8, 18, 2, 23, 32, 10, 4, 19, 12, 7, 25]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964" calcext:value-type="float">
            <text:p>796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[33, 31, 44, 40, 1, 21, 10, 13, 14, 47, 12, 22, 41, 36, 7, 11, 19, 45, 32, 39, 18, 42, 5, 20, 24, 29, 4, 23, 15, 0, 25, 9, 35, 17, 26, 8, 3, 30, 34, 2, 28, 16, 43, 46, 6, 38, 37, 27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279" calcext:value-type="float">
            <text:p>6279</text:p>
          </table:table-cell>
          <table:table-cell office:value-type="float" office:value="6847" calcext:value-type="float">
            <text:p>6847</text:p>
          </table:table-cell>
          <table:table-cell office:value-type="string" calcext:value-type="string">
            <text:p>[18, 32, 25, 13, 16, 29, 31, 9, 27, 10, 20, 5, 23, 17, 24, 11, 33, 34, 6, 3, 7, 21, 26, 19, 22, 12, 0, 2, 4, 14, 30, 8, 15, 1, 28]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[23, 0, 5, 17, 24, 12, 20, 2, 8, 22, 30, 11, 14, 4, 33, 3, 16, 18, 29, 25, 34, 6, 13, 15, 32, 7, 26, 19, 21, 1, 10, 9, 27, 31, 28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058" calcext:value-type="float">
            <text:p>9058</text:p>
          </table:table-cell>
          <table:table-cell office:value-type="float" office:value="399177" calcext:value-type="float">
            <text:p>399177</text:p>
          </table:table-cell>
          <table:table-cell office:value-type="string" calcext:value-type="string">
            <text:p>[26, 18, 9, 41, 42, 17, 24, 27, 36, 6, 16, 28, 35, 34, 23, 37, 30, 31, 33, 21, 29, 14, 15, 38, 20, 7, 4, 22, 0, 39, 3, 13, 32, 19, 25, 12, 10, 1, 8, 2, 40, 11, 5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21" calcext:value-type="float">
            <text:p>2721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[6, 3, 8, 4, 0, 1, 2, 5, 7]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[3, 0, 4, 6, 8, 1, 7, 2, 5]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9041" calcext:value-type="float">
            <text:p>9041</text:p>
          </table:table-cell>
          <table:table-cell office:value-type="float" office:value="9521" calcext:value-type="float">
            <text:p>9521</text:p>
          </table:table-cell>
          <table:table-cell office:value-type="string" calcext:value-type="string">
            <text:p>[1, 35, 12, 34, 33, 37, 30, 0, 14, 23, 39, 27, 8, 16, 15, 2, 10, 4, 31, 13, 24, 6, 36, 17, 9, 25, 19, 22, 32, 38, 11, 18, 26, 40, 7, 29, 28, 21, 20, 5, 3]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an Cakmak, 21202107</meta:initial-creator>
    <meta:creation-date>2018-05-02T16:18:09</meta:creation-date>
    <dc:date>2018-05-03T01:32:00.866054049</dc:date>
    <meta:generator>LibreOffice/5.1.6.2$Linux_X86_64 LibreOffice_project/10m0$Build-2</meta:generator>
    <meta:editing-duration>PT8M32S</meta:editing-duration>
    <meta:editing-cycles>1</meta:editing-cycles>
    <meta:document-statistic meta:table-count="3" meta:cell-count="5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